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Neue-Light" svg:font-family="HelveticaNeue-Light, 'Helvetica Neue Light', 'Helvetica Neue', Helvetica, Arial, 'Lucida Grande', sans-serif"/>
    <style:font-face style:name="helvetica" svg:font-family="helvetica, arial, 'san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margin-left="0in" fo:margin-right="0in" fo:margin-top="0in" fo:margin-bottom="0.1402in" style:line-height-at-least="0.1929in" fo:text-indent="0in" style:auto-text-indent="false"/>
      <style:text-properties fo:font-variant="normal" fo:text-transform="none" fo:color="#666666" style:font-name="HelveticaNeue-Light" fo:font-size="12pt" fo:letter-spacing="normal" fo:font-style="normal" fo:font-weight="normal"/>
    </style:style>
    <style:style style:name="P2" style:family="paragraph" style:parent-style-name="Text_20_body">
      <style:paragraph-properties fo:margin-left="0in" fo:margin-right="0in" fo:margin-top="0in" fo:margin-bottom="0.1402in" style:line-height-at-least="0.1929in" fo:text-indent="0in" style:auto-text-indent="false"/>
      <style:text-properties fo:font-variant="normal" fo:text-transform="none" fo:color="#666666" style:font-name="HelveticaNeue-Light" fo:font-size="14pt" fo:letter-spacing="normal" fo:font-style="normal" fo:font-weight="normal"/>
    </style:style>
    <style:style style:name="P3" style:family="paragraph" style:parent-style-name="Text_20_body">
      <style:paragraph-properties fo:margin-left="0in" fo:margin-right="0in" fo:margin-top="0in" fo:margin-bottom="0in" style:line-height-at-least="0.1929in" fo:text-indent="0in" style:auto-text-indent="false"/>
      <style:text-properties fo:font-variant="normal" fo:text-transform="none" fo:color="#666666" style:font-name="HelveticaNeue-Light" fo:font-size="14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policy explains how we and some of the companies we work with collect, use, share and protect information in relation to our mobile services, web site, and any other software provided on or in connection with Party Stories Services (collectively, "Services") and your choices about the collection and use of your information. These policies apply to all visitors, users, and others who access our Services ("Users").</text:p>
      <text:p text:style-name="P1">1. Information We Collect</text:p>
      <text:p text:style-name="P2">We collect your username, password and email address when you register for a Party Stories account. Profile information that you provide for your user profile to help other students find you on our Services. But don't worry, we won't sell any of this information.</text:p>
      <text:p text:style-name="P2">Analytics Information</text:p>
      <text:p text:style-name="P2">We use third-party analytics tools to help us measure traffic and usage trends for our Services. These tools collect information sent by your device or our Services.</text:p>
      <text:p text:style-name="P2">Cookies and Similar Technologies</text:p>
      <text:p text:style-name="P2">When you use our services, we may use cookies and similar technologies like pixels, web beacons, and local storage to collect information about how you use our Services.</text:p>
      <text:p text:style-name="P2">2. How We Use Your Information</text:p>
      <text:p text:style-name="P2">We use your information to help you efficiently access your information after you sign in.  We may share certain information with third-party advertising partners to ensure you are being delivered ads that will be of most interest to you.  </text:p>
      <text:p text:style-name="P2">3. Sharing of Your Information.</text:p>
      <text:p text:style-name="P2">We will never rent or sell any of your information to third parties outside Party Stories without your consent, except as noted in this policy. </text:p>
      <text:p text:style-name="P2">4. How we store your information.</text:p>
      <text:p text:style-name="P3">Your information collected through our Services may be stored and processed in the United States or any other country in which Party Stories, its Affiliates or Service Providers maintain facili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Neue-Light" svg:font-family="HelveticaNeue-Light, 'Helvetica Neue Light', 'Helvetica Neue', Helvetica, Arial, 'Lucida Grande', sans-serif"/>
    <style:font-face style:name="helvetica" svg:font-family="helvetica, arial, 'sans 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6T14:12:38</meta:creation-date>
    <meta:document-statistic meta:table-count="0" meta:image-count="0" meta:object-count="0" meta:page-count="1" meta:paragraph-count="13" meta:word-count="287" meta:character-count="1772"/>
    <dc:date>2014-03-06T14:13:45</dc:date>
    <meta:editing-duration>PT1M7S</meta:editing-duration>
    <meta:editing-cycles>1</meta:editing-cycles>
    <meta:generator>OpenOffice.org/3.4.1$Unix OpenOffice.org_project/341m1$Build-9593</meta:generator>
  </office:meta>
</office:document-meta>
</file>